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3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4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5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6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7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/>
    </style:style>
    <style:style style:name="P8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/>
    </style:style>
    <style:style style:name="P9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10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11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12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13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14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15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16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17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19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20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21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22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23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24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25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26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27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28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29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30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31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32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33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34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35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36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37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38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39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40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41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42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43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44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45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46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47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48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49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50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51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52" style:parent-style-name="Standard" style:family="paragraph">
      <style:paragraph-properties fo:margin-left="0.4923in">
        <style:tab-stops/>
      </style:paragraph-properties>
      <style:text-properties style:font-name="Courier New" fo:font-size="10pt" style:font-size-asian="10pt" style:font-size-complex="10pt" fo:language="en" fo:country="US"/>
    </style:style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5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5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5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5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6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6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6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6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64" style:parent-style-name="Textbody" style:family="paragraph">
      <style:paragraph-properties fo:margin-left="0.5in">
        <style:tab-stops/>
      </style:paragraph-properties>
    </style:style>
    <style:style style:name="P65" style:parent-style-name="Textbody" style:family="paragraph">
      <style:paragraph-properties fo:margin-left="0.5in">
        <style:tab-stops/>
      </style:paragraph-properties>
    </style:style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6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7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7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7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7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7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7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7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77" style:parent-style-name="Textbody" style:family="paragraph">
      <style:paragraph-properties fo:margin-left="0.5in">
        <style:tab-stops/>
      </style:paragraph-properties>
    </style:style>
    <style:style style:name="P78" style:parent-style-name="Textbody" style:family="paragraph">
      <style:paragraph-properties fo:margin-left="0.5in">
        <style:tab-stops/>
      </style:paragraph-properties>
    </style:style>
    <style:style style:name="P79" style:parent-style-name="Textbody" style:family="paragraph"/>
    <style:style style:name="P80" style:parent-style-name="Textbody" style:family="paragraph"/>
    <style:style style:name="P8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8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8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8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8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8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8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8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8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90" style:parent-style-name="Textbody" style:family="paragraph">
      <style:paragraph-properties fo:margin-left="0.5in">
        <style:tab-stops/>
      </style:paragraph-properties>
    </style:style>
    <style:style style:name="P91" style:parent-style-name="Textbody" style:family="paragraph">
      <style:paragraph-properties fo:margin-left="0.5in">
        <style:tab-stops/>
      </style:paragraph-properties>
    </style:style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9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9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9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9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9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0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0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0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03" style:parent-style-name="Textbody" style:family="paragraph">
      <style:paragraph-properties fo:margin-left="0.5in">
        <style:tab-stops/>
      </style:paragraph-properties>
    </style:style>
    <style:style style:name="P104" style:parent-style-name="Textbody" style:family="paragraph">
      <style:paragraph-properties fo:margin-left="0.5in">
        <style:tab-stops/>
      </style:paragraph-properties>
    </style:style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0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0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1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1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1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1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1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1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16" style:parent-style-name="Textbody" style:family="paragraph">
      <style:paragraph-properties fo:margin-left="0.5in">
        <style:tab-stops/>
      </style:paragraph-properties>
    </style:style>
    <style:style style:name="P117" style:parent-style-name="Textbody" style:family="paragraph">
      <style:paragraph-properties fo:margin-left="0.5in">
        <style:tab-stops/>
      </style:paragraph-properties>
    </style:style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2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2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2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2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2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2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2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2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29" style:parent-style-name="Textbody" style:family="paragraph">
      <style:paragraph-properties fo:margin-left="0.5in">
        <style:tab-stops/>
      </style:paragraph-properties>
    </style:style>
    <style:style style:name="P130" style:parent-style-name="Textbody" style:family="paragraph">
      <style:paragraph-properties fo:margin-left="0.5in">
        <style:tab-stops/>
      </style:paragraph-properties>
    </style:style>
    <style:style style:name="P131" style:parent-style-name="Textbody" style:family="paragraph"/>
    <style:style style:name="P132" style:parent-style-name="Textbody" style:family="paragraph"/>
    <style:style style:name="P13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3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3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3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3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3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3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4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4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42" style:parent-style-name="Textbody" style:family="paragraph">
      <style:paragraph-properties fo:margin-left="0.5in">
        <style:tab-stops/>
      </style:paragraph-properties>
    </style:style>
    <style:style style:name="P143" style:parent-style-name="Textbody" style:family="paragraph">
      <style:paragraph-properties fo:margin-left="0.5in">
        <style:tab-stops/>
      </style:paragraph-properties>
    </style:style>
    <style:style style:name="P144" style:parent-style-name="Textbody" style:family="paragraph"/>
    <style:style style:name="P145" style:parent-style-name="Textbody" style:family="paragraph"/>
    <style:style style:name="P14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4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4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4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5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5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5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5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5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55" style:parent-style-name="Textbody" style:family="paragraph">
      <style:paragraph-properties fo:margin-left="0.5in">
        <style:tab-stops/>
      </style:paragraph-properties>
    </style:style>
    <style:style style:name="P156" style:parent-style-name="Textbody" style:family="paragraph">
      <style:paragraph-properties fo:margin-left="0.5in">
        <style:tab-stops/>
      </style:paragraph-properties>
    </style:style>
    <style:style style:name="P157" style:parent-style-name="Textbody" style:family="paragraph"/>
    <style:style style:name="P158" style:parent-style-name="Textbody" style:family="paragraph"/>
    <style:style style:name="P15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6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6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6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6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6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6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6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6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68" style:parent-style-name="Textbody" style:family="paragraph">
      <style:paragraph-properties fo:margin-left="0.5in">
        <style:tab-stops/>
      </style:paragraph-properties>
    </style:style>
    <style:style style:name="P169" style:parent-style-name="Textbody" style:family="paragraph">
      <style:paragraph-properties fo:margin-left="0.5in">
        <style:tab-stops/>
      </style:paragraph-properties>
    </style:style>
    <style:style style:name="P170" style:parent-style-name="Textbody" style:family="paragraph"/>
    <style:style style:name="P171" style:parent-style-name="Textbody" style:family="paragraph"/>
    <style:style style:name="P17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7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7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7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7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7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7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7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8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81" style:parent-style-name="Textbody" style:family="paragraph">
      <style:paragraph-properties fo:margin-left="0.5in">
        <style:tab-stops/>
      </style:paragraph-properties>
    </style:style>
    <style:style style:name="P182" style:parent-style-name="Textbody" style:family="paragraph">
      <style:paragraph-properties fo:margin-left="0.5in">
        <style:tab-stops/>
      </style:paragraph-properties>
    </style:style>
    <style:style style:name="P183" style:parent-style-name="Textbody" style:family="paragraph"/>
    <style:style style:name="P184" style:parent-style-name="Textbody" style:family="paragraph"/>
    <style:style style:name="P18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8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8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8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8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9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9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9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9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94" style:parent-style-name="Textbody" style:family="paragraph">
      <style:paragraph-properties fo:margin-left="0.5in">
        <style:tab-stops/>
      </style:paragraph-properties>
    </style:style>
    <style:style style:name="P195" style:parent-style-name="Textbody" style:family="paragraph">
      <style:paragraph-properties fo:margin-left="0.5in">
        <style:tab-stops/>
      </style:paragraph-properties>
    </style:style>
    <style:style style:name="P196" style:parent-style-name="Textbody" style:family="paragraph"/>
    <style:style style:name="P197" style:parent-style-name="Textbody" style:family="paragraph"/>
    <style:style style:name="P19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19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0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0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0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0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0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0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0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07" style:parent-style-name="Textbody" style:family="paragraph">
      <style:paragraph-properties fo:margin-left="0.5in">
        <style:tab-stops/>
      </style:paragraph-properties>
    </style:style>
    <style:style style:name="P208" style:parent-style-name="Textbody" style:family="paragraph">
      <style:paragraph-properties fo:margin-left="0.5in">
        <style:tab-stops/>
      </style:paragraph-properties>
    </style:style>
    <style:style style:name="P209" style:parent-style-name="Textbody" style:family="paragraph"/>
    <style:style style:name="P210" style:parent-style-name="Textbody" style:family="paragraph"/>
    <style:style style:name="P21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1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1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1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1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1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1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1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1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20" style:parent-style-name="Textbody" style:family="paragraph">
      <style:paragraph-properties fo:margin-left="0.5in">
        <style:tab-stops/>
      </style:paragraph-properties>
    </style:style>
    <style:style style:name="P221" style:parent-style-name="Textbody" style:family="paragraph">
      <style:paragraph-properties fo:margin-left="0.5in">
        <style:tab-stops/>
      </style:paragraph-properties>
    </style:style>
    <style:style style:name="P222" style:parent-style-name="Textbody" style:family="paragraph"/>
    <style:style style:name="P223" style:parent-style-name="Textbody" style:family="paragraph"/>
    <style:style style:name="P22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2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2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2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2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2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3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3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3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33" style:parent-style-name="Textbody" style:family="paragraph">
      <style:paragraph-properties fo:margin-left="0.5in">
        <style:tab-stops/>
      </style:paragraph-properties>
    </style:style>
    <style:style style:name="P234" style:parent-style-name="Textbody" style:family="paragraph">
      <style:paragraph-properties fo:margin-left="0.5in">
        <style:tab-stops/>
      </style:paragraph-properties>
    </style:style>
    <style:style style:name="P235" style:parent-style-name="Textbody" style:family="paragraph"/>
    <style:style style:name="P236" style:parent-style-name="Textbody" style:family="paragraph"/>
    <style:style style:name="P23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38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3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4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4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4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4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4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4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46" style:parent-style-name="Textbody" style:family="paragraph">
      <style:paragraph-properties fo:margin-left="0.5in">
        <style:tab-stops/>
      </style:paragraph-properties>
    </style:style>
    <style:style style:name="P247" style:parent-style-name="Textbody" style:family="paragraph"/>
    <style:style style:name="P248" style:parent-style-name="Textbody" style:family="paragraph"/>
    <style:style style:name="P249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50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51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52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53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54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55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56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57" style:parent-style-name="Textbody" style:family="paragraph">
      <style:paragraph-properties fo:margin-left="0.5in">
        <style:tab-stops/>
      </style:paragraph-properties>
      <style:text-properties fo:language="en" fo:country="US"/>
    </style:style>
    <style:style style:name="P258" style:parent-style-name="Textbody" style:family="paragraph">
      <style:paragraph-properties fo:margin-left="0.5in">
        <style:tab-stops/>
      </style:paragraph-properties>
    </style:style>
    <style:style style:name="P259" style:parent-style-name="Textbody" style:family="paragraph">
      <style:paragraph-properties fo:margin-left="0.5in">
        <style:tab-stops/>
      </style:paragraph-properties>
    </style:style>
    <style:style style:name="P260" style:parent-style-name="Párrafodelista" style:family="paragraph">
      <style:text-properties fo:language="en" fo:country="US"/>
    </style:style>
    <style:style style:name="P261" style:parent-style-name="Párrafodelista" style:family="paragraph">
      <style:text-properties fo:language="en" fo:country="US"/>
    </style:style>
    <style:style style:name="T262" style:parent-style-name="Fuentedepárrafopredeter." style:family="text">
      <style:text-properties fo:language="es" fo:country="AR"/>
    </style:style>
    <style:style style:name="T263" style:parent-style-name="Fuentedepárrafopredeter." style:family="text">
      <style:text-properties fo:language="es" fo:country="AR"/>
    </style:style>
    <style:style style:name="T264" style:parent-style-name="Fuentedepárrafopredeter." style:family="text">
      <style:text-properties fo:language="es" fo:country="AR"/>
    </style:style>
    <style:style style:name="T265" style:parent-style-name="Fuentedepárrafopredeter." style:family="text">
      <style:text-properties fo:language="es" fo:country="AR"/>
    </style:style>
    <style:style style:name="T266" style:parent-style-name="Fuentedepárrafopredeter." style:family="text">
      <style:text-properties fo:language="es" fo:country="AR"/>
    </style:style>
    <style:style style:name="P267" style:parent-style-name="Párrafodelista" style:family="paragraph">
      <style:text-properties fo:language="en" fo:country="US"/>
    </style:style>
    <style:style style:name="P268" style:parent-style-name="Párrafodelista" style:family="paragraph"/>
    <style:style style:name="T269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Ejercicio 6<text:s/>del TP3 de IA2</text:p>
      <text:p text:style-name="P2">Año 2022</text:p>
      <text:p text:style-name="P3">Cabrero García, Gabriel</text:p>
      <text:p text:style-name="P4">Mellimaci, Marcelo E</text:p>
      <text:p text:style-name="P5">Tous Maggini, Martín</text:p>
      <text:p text:style-name="P6"/>
      <text:p text:style-name="Textbody">Realizar un barrido de parámetros (learning rate, cantidad de neuronas en la capa oculta,</text:p>
      <text:p text:style-name="Textbody">comparación de ReLU con Sigmoide)</text:p>
      <text:h text:style-name="Título1" text:outline-level="1">Barrido aleatorio de parámetros</text:h>
      <text:p text:style-name="Textbody"><text:bookmark-start text:name="__DdeLink__1658_206981581"/>Se obtuvieron 10 combinaciones distintas de valores de ritmo de aprendizaje (entre cero y uno) y cantidad de neuronas (entre 1 y 1000) en la capa oculta de la red neuronal<text:bookmark-end text:name="__DdeLink__1658_206981581"/></text:p>
      <text:p text:style-name="P7">$ python3 barrido_random_de_parametros.py</text:p>
      <text:p text:style-name="P8"/>
      <text:p text:style-name="P9"><text:bookmark-start text:name="__DdeLink__2407_1902261215"/>learning_rate = 0.11678492432790355</text:p>
      <text:p text:style-name="P10">neuronas_capa_oculta = 14</text:p>
      <text:p text:style-name="P11"/>
      <text:p text:style-name="P12">learning_rate = 0.713712361381509</text:p>
      <text:p text:style-name="P13">neuronas_capa_oculta = 281</text:p>
      <text:p text:style-name="P14"/>
      <text:p text:style-name="P15">learning_rate = 0.681370686036219</text:p>
      <text:p text:style-name="P16">neuronas_capa_oculta = 561</text:p>
      <text:p text:style-name="P17"/>
      <text:p text:style-name="P18">learning_rate = 0.9311469076415091</text:p>
      <text:p text:style-name="P19">neuronas_capa_oculta = 571</text:p>
      <text:p text:style-name="P20"/>
      <text:p text:style-name="P21">learning_rate = 0.8558954543817054</text:p>
      <text:p text:style-name="P22">neuronas_capa_oculta = 833</text:p>
      <text:p text:style-name="P23"/>
      <text:p text:style-name="P24">learning_rate = 0.41944190225629496</text:p>
      <text:p text:style-name="P25">neuronas_capa_oculta = 810</text:p>
      <text:p text:style-name="P26"/>
      <text:p text:style-name="P27">learning_rate = 0.014298359953245132</text:p>
      <text:p text:style-name="P28">neuronas_capa_oculta = 580</text:p>
      <text:p text:style-name="P29"/>
      <text:p text:style-name="P30">learning_rate = 0.7118070280213765</text:p>
      <text:p text:style-name="P31">neuronas_capa_oculta = 610</text:p>
      <text:p text:style-name="P32"/>
      <text:p text:style-name="P33">learning_rate = 0.5388595124394132</text:p>
      <text:p text:style-name="P34">neuronas_capa_oculta = 482</text:p>
      <text:p text:style-name="P35"/>
      <text:p text:style-name="P36">learning_rate = 0.2944478057200265</text:p>
      <text:p text:style-name="P37">neuronas_capa_oculta = 894</text:p>
      <text:p text:style-name="P38"/>
      <text:p text:style-name="P39">learning_rate = 0.033159854437220915</text:p>
      <text:p text:style-name="P40">neuronas_capa_oculta = 434</text:p>
      <text:p text:style-name="P41"/>
      <text:p text:style-name="P42">learning_rate = 0.7727973853051172</text:p>
      <text:p text:style-name="P43">neuronas_capa_oculta = 199</text:p>
      <text:p text:style-name="P44"/>
      <text:p text:style-name="P45">learning_rate =<text:s/>0.8447312152708882</text:p>
      <text:p text:style-name="P46">neuronas_capa_oculta = 263</text:p>
      <text:p text:style-name="P47"/>
      <text:p text:style-name="P48">learning_rate = 0.5150367582409667</text:p>
      <text:p text:style-name="P49">neuronas_capa_oculta = 550</text:p>
      <text:p text:style-name="P50"/>
      <text:p text:style-name="P51">learning_rate = 0.8349257541834374</text:p>
      <text:p text:style-name="P52">neuronas_capa_oculta = 872<text:bookmark-end text:name="__DdeLink__2407_1902261215"/></text:p>
      <text:h text:style-name="Título1" text:outline-level="1">Resultados con la función de activación ReLU</text:h>
      <text:h text:style-name="Título3" text:outline-level="3">Ejemplo 1</text:h>
      <text:list text:style-name="LFO1" text:continue-numbering="true">
        <text:list-item>
          <text:p text:style-name="P53"><text:s text:c="4"/>NEURONAS_CAPA_OCULTA = 100</text:p>
        </text:list-item>
        <text:list-item>
          <text:p text:style-name="P54"><text:s text:c="4"/>LEARNING_RATE = 1</text:p>
        </text:list-item>
      </text:list>
      <text:p text:style-name="Heading">Error o Pérdida (Training Loss)</text:p>
      <text:p text:style-name="P55">Loss epoch 0 : 1.1374137890566747</text:p>
      <text:p text:style-name="P56">Loss epoch 1000 : 0.3163689021062514</text:p>
      <text:p text:style-name="P57">Loss epoch 2000 : 0.2853892338528813</text:p>
      <text:p text:style-name="P58">Loss epoch 3000 : 0.28075758722381294</text:p>
      <text:p text:style-name="P59">Loss epoch 4000 : 0.27921641914857637</text:p>
      <text:p text:style-name="P60">Loss epoch 5000 : 0.27399056836224905</text:p>
      <text:p text:style-name="P61">Loss epoch 6000 : 0.26869478974570266</text:p>
      <text:p text:style-name="P62">Loss epoch 7000 : 0.27297020356496304</text:p>
      <text:p text:style-name="P63">Loss epoch 8000 : 0.26506190654869366</text:p>
      <text:p text:style-name="P64">Loss epoch 9000 : 0.27829049654505933</text:p>
      <text:p text:style-name="Heading">Precisión de la clasificación (nro_aciertos / n_ejemplos_mostrados)</text:p>
      <text:p text:style-name="P65">Precisión del <text:s/>82.0 %</text:p>
      <text:h text:style-name="Título3" text:outline-level="3">Ejemplo 2</text:h>
      <text:list text:style-name="LFO1" text:continue-numbering="true">
        <text:list-item>
          <text:p text:style-name="P66"><text:s text:c="4"/>LEARNING_RATE = 0.11678492432790355</text:p>
        </text:list-item>
        <text:list-item>
          <text:p text:style-name="P67"><text:s text:c="4"/>NEURONAS_CAPA_OCULTA = 14</text:p>
        </text:list-item>
      </text:list>
      <text:p text:style-name="Heading">Error o Pérdida (Training Loss)</text:p>
      <text:p text:style-name="P68">Loss epoch 0 : 1.1263567111811588</text:p>
      <text:p text:style-name="P69">Loss epoch 1000 : 0.3002003241718807</text:p>
      <text:p text:style-name="P70">Loss epoch 2000 : 0.2691859504381734</text:p>
      <text:p text:style-name="P71">Loss epoch 3000 : 0.2625263113138755</text:p>
      <text:p text:style-name="P72">Loss epoch 4000 : 0.24454154344241977</text:p>
      <text:p text:style-name="P73">Loss epoch 5000 : 0.23852274264808904</text:p>
      <text:p text:style-name="P74">Loss epoch 6000 : 0.22798636448472206</text:p>
      <text:p text:style-name="P75">Loss epoch 7000 : 0.23847846562376457</text:p>
      <text:soft-page-break/>
      <text:p text:style-name="P76">Loss epoch 8000 : 0.23358977057758265</text:p>
      <text:p text:style-name="P77">Loss epoch 9000 : 0.2278334458940635</text:p>
      <text:p text:style-name="Heading">Precisión de la clasificación (nro_aciertos / n_ejemplos_mostrados)</text:p>
      <text:p text:style-name="P78">Precision del <text:s/>76.33333333333333 %</text:p>
      <text:h text:style-name="Título3" text:outline-level="3">Ejemplo 3</text:h>
      <text:list text:style-name="LFO1" text:continue-numbering="true">
        <text:list-item>
          <text:p text:style-name="P79"><text:s text:c="4"/>LEARNING_RATE = 0.713712361381509</text:p>
        </text:list-item>
        <text:list-item>
          <text:p text:style-name="P80"><text:s text:c="4"/>NEURONAS_CAPA_OCULTA = 281</text:p>
        </text:list-item>
      </text:list>
      <text:p text:style-name="Heading">Error o Pérdida (Training Loss)</text:p>
      <text:p text:style-name="P81">Loss epoch 0 : 1.0987204087694609</text:p>
      <text:p text:style-name="P82">Loss epoch 1000 : 0.24677084205172042</text:p>
      <text:p text:style-name="P83">Loss epoch 2000 : 0.20862106534015912</text:p>
      <text:p text:style-name="P84">Loss epoch 3000 : 0.19823409537304046</text:p>
      <text:p text:style-name="P85">Loss epoch 4000 : 0.19350384046881347</text:p>
      <text:p text:style-name="P86">Loss epoch 5000 : 0.19067830160677696</text:p>
      <text:p text:style-name="P87">Loss epoch 6000 : 0.1887165396885429</text:p>
      <text:p text:style-name="P88">Loss epoch 7000 : 0.1871375575141335</text:p>
      <text:p text:style-name="P89">Loss epoch 8000 : 0.18579574153889258</text:p>
      <text:p text:style-name="P90">Loss epoch 9000 : 0.18462887296440258</text:p>
      <text:p text:style-name="Heading">Precisión de la clasificación<text:s/>(nro_aciertos / n_ejemplos_mostrados)</text:p>
      <text:p text:style-name="P91">Precisión del <text:s/>93.33333333333333 %</text:p>
      <text:h text:style-name="Título3" text:outline-level="3">Ejemplo 4</text:h>
      <text:list text:style-name="LFO1" text:continue-numbering="true">
        <text:list-item>
          <text:p text:style-name="P92"><text:s text:c="4"/>LEARNING_RATE = 0.681370686036219</text:p>
        </text:list-item>
        <text:list-item>
          <text:p text:style-name="P93"><text:s text:c="4"/>NEURONAS_CAPA_OCULTA = 561</text:p>
        </text:list-item>
      </text:list>
      <text:p text:style-name="Heading">Error o Pérdida (Training Loss)</text:p>
      <text:p text:style-name="P94">Loss epoch 0 : 1.1052805012647968</text:p>
      <text:p text:style-name="P95">Loss epoch 1000 : 0.2855663349930117</text:p>
      <text:p text:style-name="P96">Loss epoch 2000 : 0.22743418230915363</text:p>
      <text:p text:style-name="P97">Loss epoch 3000 : 0.21069114125784233</text:p>
      <text:p text:style-name="P98">Loss epoch 4000 : 0.20478207184139463</text:p>
      <text:p text:style-name="P99">Loss epoch 5000 : 0.20173434755662564</text:p>
      <text:p text:style-name="P100">Loss epoch 6000 : 0.19976282152701294</text:p>
      <text:soft-page-break/>
      <text:p text:style-name="P101">Loss epoch 7000 : 0.19823150936302905</text:p>
      <text:p text:style-name="P102">Loss epoch 8000 : 0.19698100208836977</text:p>
      <text:p text:style-name="P103">Loss epoch 9000 : 0.19583394283066644</text:p>
      <text:p text:style-name="Heading">Precisión de la clasificación (nro_aciertos / n_ejemplos_mostrados)</text:p>
      <text:p text:style-name="P104">Precisión del <text:s/>93.33333333333333 %</text:p>
      <text:h text:style-name="Título3" text:outline-level="3">Ejemplo 5</text:h>
      <text:list text:style-name="LFO1" text:continue-numbering="true">
        <text:list-item>
          <text:p text:style-name="P105"><text:s text:c="4"/>LEARNING_RATE = 0.9311469076415091</text:p>
        </text:list-item>
        <text:list-item>
          <text:p text:style-name="P106"><text:s text:c="4"/>NEURONAS_CAPA_OCULTA = 571</text:p>
        </text:list-item>
      </text:list>
      <text:p text:style-name="Heading">Error o Pérdida (Training Loss)</text:p>
      <text:p text:style-name="P107">Loss epoch 0 : 1.10790648478877</text:p>
      <text:p text:style-name="P108">Loss epoch 1000 : 0.24991912345247988</text:p>
      <text:p text:style-name="P109">Loss epoch 2000 : 0.1854106090057137</text:p>
      <text:p text:style-name="P110">Loss epoch 3000 : 0.16922126814391605</text:p>
      <text:p text:style-name="P111">Loss epoch 4000 : 0.16388655873333616</text:p>
      <text:p text:style-name="P112">Loss epoch 5000 : 0.16154518426783857</text:p>
      <text:p text:style-name="P113">Loss epoch 6000 : 0.16024536032395512</text:p>
      <text:p text:style-name="P114">Loss epoch 7000 : 0.15935146426375588</text:p>
      <text:p text:style-name="P115">Loss epoch 8000 : 0.1586875238466007</text:p>
      <text:p text:style-name="P116">Loss epoch 9000 : 0.1581414128189671</text:p>
      <text:p text:style-name="Heading">Precisión de la clasificación (nro_aciertos / n_ejemplos_mostrados)</text:p>
      <text:p text:style-name="P117">Precisión del <text:s/>95.66666666666667 %</text:p>
      <text:h text:style-name="Título3" text:outline-level="3">Ejemplo 6</text:h>
      <text:list text:style-name="LFO1" text:continue-numbering="true">
        <text:list-item>
          <text:p text:style-name="P118"><text:s text:c="4"/>LEARNING_RATE = 0.8558954543817054</text:p>
        </text:list-item>
        <text:list-item>
          <text:p text:style-name="P119"><text:s text:c="4"/>NEURONAS_CAPA_OCULTA = 833</text:p>
        </text:list-item>
      </text:list>
      <text:p text:style-name="Heading">Error o Pérdida (Training Loss)</text:p>
      <text:p text:style-name="P120">Loss epoch 0 : 1.0941283916803266</text:p>
      <text:p text:style-name="P121">Loss epoch 1000 : 0.2272372092835227</text:p>
      <text:p text:style-name="P122">Loss epoch 2000 : 0.17323151289804006</text:p>
      <text:p text:style-name="P123">Loss epoch 3000 : 0.15742696581066423</text:p>
      <text:p text:style-name="P124">Loss epoch 4000 : 0.1509472879449845</text:p>
      <text:p text:style-name="P125">Loss epoch 5000 : 0.14806012088150694</text:p>
      <text:soft-page-break/>
      <text:p text:style-name="P126">Loss epoch 6000 : 0.14644619180010693</text:p>
      <text:p text:style-name="P127">Loss epoch 7000 : 0.14540841604220406</text:p>
      <text:p text:style-name="P128">Loss epoch 8000 : 0.14463581526753122</text:p>
      <text:p text:style-name="P129">Loss epoch 9000 : 0.14400781321591832</text:p>
      <text:p text:style-name="Heading">Precisión de la clasificación (nro_aciertos / n_ejemplos_mostrados)</text:p>
      <text:p text:style-name="P130">Precisión del <text:s/>95.66666666666667 %</text:p>
      <text:h text:style-name="Título3" text:outline-level="3">Ejemplo 7</text:h>
      <text:list text:style-name="LFO1" text:continue-numbering="true">
        <text:list-item>
          <text:p text:style-name="P131"><text:s text:c="4"/>LEARNING_RATE = 0.41944190225629496</text:p>
        </text:list-item>
        <text:list-item>
          <text:p text:style-name="P132"><text:s text:c="4"/>NEURONAS_CAPA_OCULTA = 810</text:p>
        </text:list-item>
      </text:list>
      <text:p text:style-name="Heading">Error o Pérdida (Training Loss)</text:p>
      <text:p text:style-name="P133">Loss epoch 0 : 1.1015417539041732</text:p>
      <text:p text:style-name="P134">Loss epoch 1000 : 0.2435275153317512</text:p>
      <text:p text:style-name="P135">Loss epoch 2000 : 0.1863224061804544</text:p>
      <text:p text:style-name="P136">Loss epoch 3000 : 0.1734065440312556</text:p>
      <text:p text:style-name="P137">Loss epoch 4000 : 0.16868934811571118</text:p>
      <text:p text:style-name="P138">Loss epoch 5000 : 0.16583657754804804</text:p>
      <text:p text:style-name="P139">Loss epoch 6000 : 0.16329033500078302</text:p>
      <text:p text:style-name="P140">Loss epoch 7000 : 0.1607254784393584</text:p>
      <text:p text:style-name="P141">Loss epoch 8000 : 0.15795054141931777</text:p>
      <text:p text:style-name="P142">Loss epoch 9000 : 0.1550232854420328</text:p>
      <text:p text:style-name="Heading">Precisión de la clasificación (nro_aciertos / n_ejemplos_mostrados)</text:p>
      <text:p text:style-name="P143">Precisión del <text:s/>94.33333333333333 %</text:p>
      <text:h text:style-name="Título3" text:outline-level="3">Ejemplo 8</text:h>
      <text:list text:style-name="LFO1" text:continue-numbering="true">
        <text:list-item>
          <text:p text:style-name="P144"><text:s text:c="4"/>LEARNING_RATE = 0.014298359953245132</text:p>
        </text:list-item>
        <text:list-item>
          <text:p text:style-name="P145"><text:s text:c="4"/>NEURONAS_CAPA_OCULTA = 580</text:p>
        </text:list-item>
      </text:list>
      <text:p text:style-name="Heading">Error o Pérdida (Training Loss)</text:p>
      <text:p text:style-name="P146">Loss epoch 0 : 1.0903949770873484</text:p>
      <text:p text:style-name="P147">Loss epoch 1000 : 0.2172899434912148</text:p>
      <text:p text:style-name="P148">Loss epoch 2000 : 0.1550676279878512</text:p>
      <text:p text:style-name="P149">Loss epoch 3000 : 0.13520754334928747</text:p>
      <text:p text:style-name="P150">Loss epoch 4000 : 0.12674328402660626</text:p>
      <text:soft-page-break/>
      <text:p text:style-name="P151">Loss epoch 5000 : 0.12230360366919531</text:p>
      <text:p text:style-name="P152">Loss epoch 6000 : 0.11965019652483201</text:p>
      <text:p text:style-name="P153">Loss epoch 7000 : 0.11791797154792942</text:p>
      <text:p text:style-name="P154">Loss epoch 8000 : 0.1167127691025136</text:p>
      <text:p text:style-name="P155">Loss epoch 9000 : 0.11583244733908589</text:p>
      <text:p text:style-name="Heading">Precisión de la clasificación (nro_aciertos / n_ejemplos_mostrados)</text:p>
      <text:p text:style-name="P156">Precisión del <text:s/>94.0 %</text:p>
      <text:h text:style-name="Título3" text:outline-level="3">Ejemplo 9</text:h>
      <text:list text:style-name="LFO1" text:continue-numbering="true">
        <text:list-item>
          <text:p text:style-name="P157"><text:s text:c="4"/>LEARNING_RATE = 0.7118070280213765</text:p>
        </text:list-item>
        <text:list-item>
          <text:p text:style-name="P158"><text:s text:c="4"/>NEURONAS_CAPA_OCULTA = 610</text:p>
        </text:list-item>
      </text:list>
      <text:p text:style-name="Heading">Error o Pérdida (Training Loss)</text:p>
      <text:p text:style-name="P159">Loss epoch 0 : 1.109678596511428</text:p>
      <text:p text:style-name="P160">Loss epoch 1000 : 0.24124219195784402</text:p>
      <text:p text:style-name="P161">Loss epoch 2000 : 0.19920717638713348</text:p>
      <text:p text:style-name="P162">Loss epoch 3000 : 0.18927952247083882</text:p>
      <text:p text:style-name="P163">Loss epoch 4000 : 0.1853594278284126</text:p>
      <text:p text:style-name="P164">Loss epoch 5000 : 0.1828456257806632</text:p>
      <text:p text:style-name="P165">Loss epoch 6000 : 0.1807572054508101</text:p>
      <text:p text:style-name="P166">Loss epoch 7000 : 0.17869890458862492</text:p>
      <text:p text:style-name="P167">Loss epoch 8000 : 0.17660739454991645</text:p>
      <text:p text:style-name="P168">Loss epoch 9000 : 0.17447753613930156</text:p>
      <text:p text:style-name="Heading">Precisión de la clasificación (nro_aciertos / n_ejemplos_mostrados)</text:p>
      <text:p text:style-name="P169">Precisión del <text:s/>94.33333333333333 %</text:p>
      <text:h text:style-name="Título3" text:outline-level="3">Ejemplo 10</text:h>
      <text:list text:style-name="LFO1" text:continue-numbering="true">
        <text:list-item>
          <text:p text:style-name="P170"><text:s text:c="4"/>LEARNING_RATE = 0.5388595124394132</text:p>
        </text:list-item>
        <text:list-item>
          <text:p text:style-name="P171"><text:s text:c="4"/>NEURONAS_CAPA_OCULTA = 482</text:p>
        </text:list-item>
      </text:list>
      <text:p text:style-name="Heading">Error o Pérdida (Training Loss)</text:p>
      <text:p text:style-name="P172">Loss epoch 0 : 1.1076697427452005</text:p>
      <text:p text:style-name="P173">Loss epoch 1000 : 0.23831123157759768</text:p>
      <text:p text:style-name="P174">Loss epoch 2000 : 0.18928438345835782</text:p>
      <text:p text:style-name="P175">Loss epoch 3000 : 0.1757032876427536</text:p>
      <text:soft-page-break/>
      <text:p text:style-name="P176">Loss epoch 4000 : 0.17049308484023692</text:p>
      <text:p text:style-name="P177">Loss epoch 5000 : 0.1676535820365635</text:p>
      <text:p text:style-name="P178">Loss epoch 6000 : 0.1657209149289157</text:p>
      <text:p text:style-name="P179">Loss epoch 7000 : 0.16413709828963635</text:p>
      <text:p text:style-name="P180">Loss epoch 8000 : 0.16198166799040792</text:p>
      <text:p text:style-name="P181">Loss epoch 9000 : 0.15765492420956334</text:p>
      <text:p text:style-name="Heading">Precisión de la clasificación (nro_aciertos / n_ejemplos_mostrados)</text:p>
      <text:p text:style-name="P182">Precisión del <text:s/>95.33333333333333 %</text:p>
      <text:h text:style-name="Título3" text:outline-level="3">Ejemplo 11</text:h>
      <text:list text:style-name="LFO1" text:continue-numbering="true">
        <text:list-item>
          <text:p text:style-name="P183"><text:s text:c="4"/>LEARNING_RATE = 0.2944478057200265</text:p>
        </text:list-item>
        <text:list-item>
          <text:p text:style-name="P184"><text:s text:c="4"/>NEURONAS_CAPA_OCULTA = 894</text:p>
        </text:list-item>
      </text:list>
      <text:p text:style-name="Heading">Error o Pérdida (Training Loss)</text:p>
      <text:p text:style-name="P185">Loss epoch 0 : 1.099923092387097</text:p>
      <text:p text:style-name="P186">Loss epoch 1000 : 0.24167221635241765</text:p>
      <text:p text:style-name="P187">Loss epoch 2000 : 0.1987524080486055</text:p>
      <text:p text:style-name="P188">Loss epoch 3000 : 0.18930671459829337</text:p>
      <text:p text:style-name="P189">Loss epoch 4000 : 0.18588715053862417</text:p>
      <text:p text:style-name="P190">Loss epoch 5000 : 0.1834234166535517</text:p>
      <text:p text:style-name="P191">Loss epoch 6000 : 0.18186293046810634</text:p>
      <text:p text:style-name="P192">Loss epoch 7000 : 0.1806430955365254</text:p>
      <text:p text:style-name="P193">Loss epoch 8000 : 0.17911480177146347</text:p>
      <text:p text:style-name="P194">Loss epoch 9000 : 0.1777389065172713</text:p>
      <text:p text:style-name="Heading">Precisión de la clasificación (nro_aciertos / n_ejemplos_mostrados)</text:p>
      <text:p text:style-name="P195">Precisión del <text:s/>94.66666666666667 %</text:p>
      <text:h text:style-name="Título3" text:outline-level="3">Ejemplo 12</text:h>
      <text:list text:style-name="LFO1" text:continue-numbering="true">
        <text:list-item>
          <text:p text:style-name="P196"><text:s text:c="4"/>LEARNING_RATE = 0.033159854437220915</text:p>
        </text:list-item>
        <text:list-item>
          <text:p text:style-name="P197"><text:s text:c="4"/>NEURONAS_CAPA_OCULTA = 434</text:p>
        </text:list-item>
      </text:list>
      <text:p text:style-name="Heading">Error o Pérdida (Training Loss)</text:p>
      <text:p text:style-name="P198">Loss epoch 0 : 1.092227529969928</text:p>
      <text:p text:style-name="P199">Loss epoch 1000 : 0.24198394113625313</text:p>
      <text:p text:style-name="P200">Loss epoch 2000 : 0.1850083487580542</text:p>
      <text:soft-page-break/>
      <text:p text:style-name="P201">Loss epoch 3000 : 0.17119705838200777</text:p>
      <text:p text:style-name="P202">Loss epoch 4000 : 0.1664337910943598</text:p>
      <text:p text:style-name="P203">Loss epoch 5000 : 0.16427447792964128</text:p>
      <text:p text:style-name="P204">Loss epoch 6000 : 0.1630751522246395</text:p>
      <text:p text:style-name="P205">Loss epoch 7000 : 0.16228024163796206</text:p>
      <text:p text:style-name="P206">Loss epoch 8000 : 0.16167089414946192</text:p>
      <text:p text:style-name="P207">Loss epoch 9000 : 0.16114990705651513</text:p>
      <text:p text:style-name="Heading">Precisión de la clasificación (nro_aciertos / n_ejemplos_mostrados)</text:p>
      <text:p text:style-name="P208">Precisión del <text:s/>94.66666666666667 %</text:p>
      <text:h text:style-name="Título3" text:outline-level="3">Ejemplo 13</text:h>
      <text:list text:style-name="LFO1" text:continue-numbering="true">
        <text:list-item>
          <text:p text:style-name="P209"><text:s text:c="4"/>LEARNING_RATE = 0.7727973853051172</text:p>
        </text:list-item>
        <text:list-item>
          <text:p text:style-name="P210"><text:s text:c="4"/>NEURONAS_CAPA_OCULTA = 199</text:p>
        </text:list-item>
      </text:list>
      <text:p text:style-name="Heading">Error o Pérdida (Training Loss)</text:p>
      <text:p text:style-name="P211">Loss epoch 0 : 1.1007321280009146</text:p>
      <text:p text:style-name="P212">Loss epoch 1000 : 0.24950895222534955</text:p>
      <text:p text:style-name="P213">Loss epoch 2000 : 0.1931647443156464</text:p>
      <text:p text:style-name="P214">Loss epoch 3000 : 0.17893058850057925</text:p>
      <text:p text:style-name="P215">Loss epoch 4000 : 0.17395816271864853</text:p>
      <text:p text:style-name="P216">Loss epoch 5000 : 0.1715644428709862</text:p>
      <text:p text:style-name="P217">Loss epoch 6000 : 0.17003538419126793</text:p>
      <text:p text:style-name="P218">Loss epoch 7000 : 0.16868832510671644</text:p>
      <text:p text:style-name="P219">Loss epoch 8000 : 0.16737507647060632</text:p>
      <text:p text:style-name="P220">Loss epoch 9000 : 0.16590912715530973</text:p>
      <text:p text:style-name="Heading">Precisión de la clasificación (nro_aciertos / n_ejemplos_mostrados)</text:p>
      <text:p text:style-name="P221">Precisión del <text:s/>94.0 %</text:p>
      <text:h text:style-name="Título3" text:outline-level="3">Ejemplo 14</text:h>
      <text:list text:style-name="LFO1" text:continue-numbering="true">
        <text:list-item>
          <text:p text:style-name="P222"><text:s text:c="4"/>LEARNING_RATE = 0.8447312152708882</text:p>
        </text:list-item>
        <text:list-item>
          <text:p text:style-name="P223"><text:s text:c="4"/>NEURONAS_CAPA_OCULTA = 263</text:p>
        </text:list-item>
      </text:list>
      <text:p text:style-name="Heading">Error o Pérdida (Training Loss)</text:p>
      <text:p text:style-name="P224">Loss epoch 0 : 1.0924583532720253</text:p>
      <text:p text:style-name="P225">Loss epoch 1000 : 0.2625126517658894</text:p>
      <text:soft-page-break/>
      <text:p text:style-name="P226">Loss epoch 2000 : 0.2297093538125909</text:p>
      <text:p text:style-name="P227">Loss epoch 3000 : 0.22087583561661445</text:p>
      <text:p text:style-name="P228">Loss epoch 4000 : 0.21668967856214913</text:p>
      <text:p text:style-name="P229">Loss epoch 5000 : 0.21386674229986313</text:p>
      <text:p text:style-name="P230">Loss epoch 6000 : 0.21138501648956218</text:p>
      <text:p text:style-name="P231">Loss epoch 7000 : 0.20939144576367422</text:p>
      <text:p text:style-name="P232">Loss epoch 8000 : 0.20793837563386564</text:p>
      <text:p text:style-name="P233">Loss epoch 9000 : 0.20677997789660582</text:p>
      <text:p text:style-name="Heading">Precisión de la clasificación (nro_aciertos / n_ejemplos_mostrados)</text:p>
      <text:p text:style-name="P234">Precisión del <text:s/>94.66666666666667 %</text:p>
      <text:h text:style-name="Título3" text:outline-level="3">Ejemplo 15</text:h>
      <text:list text:style-name="LFO1" text:continue-numbering="true">
        <text:list-item>
          <text:p text:style-name="P235"><text:s text:c="4"/>LEARNING_RATE = 0.5150367582409667</text:p>
        </text:list-item>
        <text:list-item>
          <text:p text:style-name="P236"><text:s text:c="4"/>NEURONAS_CAPA_OCULTA = 550</text:p>
        </text:list-item>
      </text:list>
      <text:p text:style-name="Heading">Error o Pérdida (Training Loss)</text:p>
      <text:p text:style-name="P237">Loss epoch 0 : 1.1005524334361807</text:p>
      <text:p text:style-name="P238">Loss epoch 1000 : 0.22593057839604808</text:p>
      <text:p text:style-name="P239">Loss epoch 2000 : 0.18681114357608822</text:p>
      <text:p text:style-name="P240">Loss epoch 3000 : 0.1777744492511456</text:p>
      <text:p text:style-name="P241">Loss epoch 4000 : 0.17455948402839896</text:p>
      <text:p text:style-name="P242">Loss epoch 5000 : 0.17286646631026212</text:p>
      <text:p text:style-name="P243">Loss epoch 6000 : 0.17169849280273913</text:p>
      <text:p text:style-name="P244">Loss epoch 7000 : 0.17073127682795886</text:p>
      <text:p text:style-name="P245">Loss epoch 8000 : 0.16991372576187772</text:p>
      <text:p text:style-name="P246">Loss epoch 9000 : 0.1691883286445439</text:p>
      <text:p text:style-name="Heading">Precisión de la clasificación (nro_aciertos / n_ejemplos_mostrados)</text:p>
      <text:p text:style-name="Textbody"><text:tab/>Precisión del <text:s/>96.0 %</text:p>
      <text:h text:style-name="Título3" text:outline-level="3">Ejemplo 16</text:h>
      <text:list text:style-name="LFO1" text:continue-numbering="true">
        <text:list-item>
          <text:p text:style-name="P247"><text:s text:c="4"/>LEARNING_RATE = 0.8349257541834374</text:p>
        </text:list-item>
        <text:list-item>
          <text:p text:style-name="P248"><text:s text:c="4"/>NEURONAS_CAPA_OCULTA = 872</text:p>
        </text:list-item>
      </text:list>
      <text:p text:style-name="Heading">Error o Pérdida (Training Loss)</text:p>
      <text:p text:style-name="P249">Loss epoch 0 : 1.1125106100918178</text:p>
      <text:soft-page-break/>
      <text:p text:style-name="P250">Loss epoch 1000 : 0.2298363053082874</text:p>
      <text:p text:style-name="P251">Loss epoch 2000 : 0.17775411204090383</text:p>
      <text:p text:style-name="P252">Loss epoch 3000 : 0.16519764961383468</text:p>
      <text:p text:style-name="P253">Loss epoch 4000 : 0.16059837427517917</text:p>
      <text:p text:style-name="P254">Loss epoch 5000 : 0.15832558105667147</text:p>
      <text:p text:style-name="P255">Loss epoch 6000 : 0.15691970894989649</text:p>
      <text:p text:style-name="P256">Loss epoch 7000 : 0.15599679930546254</text:p>
      <text:p text:style-name="P257">Loss epoch 8000 : 0.15530759374105801</text:p>
      <text:p text:style-name="P258">Loss epoch 9000 : 0.15475341420875632</text:p>
      <text:p text:style-name="Heading">Precisión de la clasificación (nro_aciertos / n_ejemplos_mostrados)</text:p>
      <text:p text:style-name="P259">Precisión del <text:s/>94.0 %</text:p>
      <text:h text:style-name="Título3" text:outline-level="3">Conclusiones</text:h>
      <text:p text:style-name="Párrafodelista">Se obtuvo una mayor precisión (del 96 %)<text:s/>en el ejemplo 15<text:s/>con la función de activación ReLU para la siguiente combinación de hiperparámetros:</text:p>
      <text:list text:style-name="LFO2" text:continue-numbering="true">
        <text:list-item>
          <text:p text:style-name="P260">LEARNING_RATE = 0,5150367582409667</text:p>
        </text:list-item>
        <text:list-item>
          <text:p text:style-name="P261">NEURONAS_CAPA_OCULTA = 550</text:p>
        </text:list-item>
      </text:list>
      <text:p text:style-name="Párrafodelista"><text:span text:style-name="T262">También s</text:span><text:span text:style-name="T263">e obtuvo el menor e</text:span><text:span text:style-name="T264">rror (los</text:span><text:span text:style-name="T265">s =<text:s/></text:span>0.11583244733908589<text:span text:style-name="T266">) para la siguiente combinación de parámetros para el ejemplo 8 ocho:</text:span></text:p>
      <text:list text:style-name="LFO5" text:continue-numbering="true">
        <text:list-item>
          <text:list>
            <text:list-item>
              <text:p text:style-name="P267">LEARNING_RATE = 0.014298359953245132</text:p>
            </text:list-item>
            <text:list-item>
              <text:p text:style-name="P268"><text:span text:style-name="T269">NEURONAS_CAPA_OCULTA = 580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WenQuanYi Micro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Sinespaciado" style:display-name="Sin espaciado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in Tous</dc:creator>
    <meta:creation-date>2022-06-29T23:30:00Z</meta:creation-date>
    <dc:date>2022-06-30T12:42:00Z</dc:date>
    <meta:template xlink:href="Normal" xlink:type="simple"/>
    <meta:editing-cycles>3</meta:editing-cycles>
    <meta:editing-duration>PT4740S</meta:editing-duration>
    <meta:document-statistic meta:page-count="10" meta:paragraph-count="22" meta:word-count="1725" meta:character-count="11193" meta:row-count="79" meta:non-whitespace-character-count="9490"/>
  </office:meta>
</office:document-meta>
</file>